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6be57e2"/>
    </style:style>
    <style:style style:name="P10" style:family="paragraph" style:parent-style-name="Standard" style:list-style-name="L1">
      <style:text-properties officeooo:paragraph-rsid="06c137d4"/>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5b6896d"/>
    </style:style>
    <style:style style:name="P17" style:family="paragraph" style:parent-style-name="Standard" style:list-style-name="L1">
      <style:text-properties officeooo:paragraph-rsid="05b509f3"/>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5e4dae"/>
    </style:style>
    <style:style style:name="P22" style:family="paragraph" style:parent-style-name="Standard" style:list-style-name="L1">
      <style:text-properties officeooo:paragraph-rsid="060e004b"/>
    </style:style>
    <style:style style:name="P23" style:family="paragraph" style:parent-style-name="Standard" style:list-style-name="L1">
      <style:text-properties officeooo:paragraph-rsid="0665161c"/>
    </style:style>
    <style:style style:name="P24" style:family="paragraph" style:parent-style-name="Standard" style:list-style-name="L1">
      <style:text-properties officeooo:paragraph-rsid="06102a56"/>
    </style:style>
    <style:style style:name="P25" style:family="paragraph" style:parent-style-name="Standard" style:list-style-name="L1">
      <style:text-properties officeooo:paragraph-rsid="05f75b70"/>
    </style:style>
    <style:style style:name="P26" style:family="paragraph" style:parent-style-name="Standard" style:list-style-name="L1">
      <style:text-properties officeooo:paragraph-rsid="06783a4e"/>
    </style:style>
    <style:style style:name="P27" style:family="paragraph" style:parent-style-name="Standard" style:list-style-name="L1">
      <style:text-properties officeooo:paragraph-rsid="06110f1d"/>
    </style:style>
    <style:style style:name="P28" style:family="paragraph" style:parent-style-name="Standard" style:list-style-name="L1">
      <style:text-properties officeooo:paragraph-rsid="061a4cca"/>
    </style:style>
    <style:style style:name="P29" style:family="paragraph" style:parent-style-name="Standard" style:list-style-name="L1">
      <style:text-properties officeooo:paragraph-rsid="062d0d47"/>
    </style:style>
    <style:style style:name="P30" style:family="paragraph" style:parent-style-name="Standard" style:list-style-name="L1">
      <style:text-properties officeooo:paragraph-rsid="0626e6ee"/>
    </style:style>
    <style:style style:name="P31" style:family="paragraph" style:parent-style-name="Standard" style:list-style-name="L1">
      <style:text-properties officeooo:paragraph-rsid="06c064e1"/>
    </style:style>
    <style:style style:name="P32" style:family="paragraph" style:parent-style-name="Standard" style:list-style-name="L1">
      <style:text-properties officeooo:paragraph-rsid="063c5383"/>
    </style:style>
    <style:style style:name="P33" style:family="paragraph" style:parent-style-name="Standard" style:list-style-name="L1">
      <style:text-properties officeooo:paragraph-rsid="064316b2"/>
    </style:style>
    <style:style style:name="P34" style:family="paragraph" style:parent-style-name="Standard" style:list-style-name="L1">
      <style:text-properties officeooo:paragraph-rsid="063757cf"/>
    </style:style>
    <style:style style:name="P35" style:family="paragraph" style:parent-style-name="Standard" style:list-style-name="L1">
      <style:text-properties officeooo:paragraph-rsid="06bd3679"/>
    </style:style>
    <style:style style:name="P36" style:family="paragraph" style:parent-style-name="Standard" style:list-style-name="L1">
      <style:text-properties officeooo:paragraph-rsid="06cc502f"/>
    </style:style>
    <style:style style:name="P37" style:family="paragraph" style:parent-style-name="Standard" style:list-style-name="L1">
      <style:text-properties officeooo:paragraph-rsid="065731a0"/>
    </style:style>
    <style:style style:name="P38" style:family="paragraph" style:parent-style-name="Standard" style:list-style-name="L1">
      <style:text-properties officeooo:paragraph-rsid="0681b436"/>
    </style:style>
    <style:style style:name="P39" style:family="paragraph" style:parent-style-name="Standard" style:list-style-name="L1">
      <style:text-properties officeooo:paragraph-rsid="0684566b"/>
    </style:style>
    <style:style style:name="P40" style:family="paragraph" style:parent-style-name="Standard" style:list-style-name="L1">
      <style:text-properties officeooo:rsid="03ce45d1" officeooo:paragraph-rsid="060761fb"/>
    </style:style>
    <style:style style:name="P41" style:family="paragraph" style:parent-style-name="Standard" style:list-style-name="L1">
      <style:text-properties officeooo:rsid="03ce45d1" officeooo:paragraph-rsid="0553efc7"/>
    </style:style>
    <style:style style:name="P42" style:family="paragraph" style:parent-style-name="Standard" style:list-style-name="L1">
      <style:text-properties officeooo:rsid="03ce45d1" officeooo:paragraph-rsid="06be57e2"/>
    </style:style>
    <style:style style:name="P43" style:family="paragraph" style:parent-style-name="Standard" style:list-style-name="L1">
      <style:text-properties officeooo:rsid="03ce45d1" officeooo:paragraph-rsid="05836c72"/>
    </style:style>
    <style:style style:name="P44" style:family="paragraph" style:parent-style-name="Standard" style:list-style-name="L1">
      <style:text-properties officeooo:rsid="03ce45d1" officeooo:paragraph-rsid="0593115a"/>
    </style:style>
    <style:style style:name="P45" style:family="paragraph" style:parent-style-name="Standard" style:list-style-name="L1">
      <style:text-properties officeooo:rsid="03ce45d1" officeooo:paragraph-rsid="069d3a68"/>
    </style:style>
    <style:style style:name="P46" style:family="paragraph" style:parent-style-name="Standard" style:list-style-name="L1">
      <style:text-properties officeooo:rsid="03ce45d1" officeooo:paragraph-rsid="06b96ee4"/>
    </style:style>
    <style:style style:name="P47" style:family="paragraph" style:parent-style-name="Standard" style:list-style-name="L1">
      <style:text-properties officeooo:rsid="03ce45d1" officeooo:paragraph-rsid="06a6ab11"/>
    </style:style>
    <style:style style:name="P48" style:family="paragraph" style:parent-style-name="Standard" style:list-style-name="L1">
      <style:text-properties officeooo:rsid="03ce45d1" officeooo:paragraph-rsid="05b03e6b"/>
    </style:style>
    <style:style style:name="P49" style:family="paragraph" style:parent-style-name="Standard" style:list-style-name="L1">
      <style:text-properties officeooo:rsid="03ce45d1" officeooo:paragraph-rsid="05b509f3"/>
    </style:style>
    <style:style style:name="P50" style:family="paragraph" style:parent-style-name="Standard" style:list-style-name="L1">
      <style:text-properties officeooo:rsid="03ce45d1" officeooo:paragraph-rsid="06b2438e"/>
    </style:style>
    <style:style style:name="P51" style:family="paragraph" style:parent-style-name="Standard" style:list-style-name="L1">
      <style:text-properties officeooo:rsid="03ce45d1" officeooo:paragraph-rsid="06b2c2f3"/>
    </style:style>
    <style:style style:name="P52" style:family="paragraph" style:parent-style-name="Standard" style:list-style-name="L1">
      <style:text-properties officeooo:rsid="03ce45d1" officeooo:paragraph-rsid="06ad7205"/>
    </style:style>
    <style:style style:name="P53" style:family="paragraph" style:parent-style-name="Standard" style:list-style-name="L1">
      <style:text-properties officeooo:rsid="03ce45d1" officeooo:paragraph-rsid="05cbcccf"/>
    </style:style>
    <style:style style:name="P54" style:family="paragraph" style:parent-style-name="Standard" style:list-style-name="L1">
      <style:text-properties officeooo:rsid="03ce45d1" officeooo:paragraph-rsid="05dc3c7a"/>
    </style:style>
    <style:style style:name="P55" style:family="paragraph" style:parent-style-name="Standard" style:list-style-name="L1">
      <style:text-properties officeooo:rsid="03ce45d1" officeooo:paragraph-rsid="05eae1b4"/>
    </style:style>
    <style:style style:name="P56" style:family="paragraph" style:parent-style-name="Standard" style:list-style-name="L1">
      <style:text-properties officeooo:rsid="03ce45d1" officeooo:paragraph-rsid="05e1bf0c"/>
    </style:style>
    <style:style style:name="P57" style:family="paragraph" style:parent-style-name="Standard" style:list-style-name="L1">
      <style:text-properties officeooo:rsid="03ce45d1" officeooo:paragraph-rsid="06158648"/>
    </style:style>
    <style:style style:name="P58" style:family="paragraph" style:parent-style-name="Standard" style:list-style-name="L1">
      <style:text-properties officeooo:rsid="03ce45d1" officeooo:paragraph-rsid="06c064e1"/>
    </style:style>
    <style:style style:name="P59" style:family="paragraph" style:parent-style-name="Standard" style:list-style-name="L1">
      <style:text-properties officeooo:rsid="03ce45d1" officeooo:paragraph-rsid="065731a0"/>
    </style:style>
    <style:style style:name="P60" style:family="paragraph" style:parent-style-name="Standard" style:list-style-name="L1">
      <style:text-properties officeooo:rsid="041573b8" officeooo:paragraph-rsid="0553efc7"/>
    </style:style>
    <style:style style:name="P61" style:family="paragraph" style:parent-style-name="Standard" style:list-style-name="L1">
      <style:text-properties officeooo:rsid="041573b8" officeooo:paragraph-rsid="057495dc"/>
    </style:style>
    <style:style style:name="P62" style:family="paragraph" style:parent-style-name="Standard" style:list-style-name="L1">
      <style:text-properties officeooo:rsid="041573b8" officeooo:paragraph-rsid="05779f91"/>
    </style:style>
    <style:style style:name="P63" style:family="paragraph" style:parent-style-name="Standard" style:list-style-name="L1">
      <style:text-properties officeooo:rsid="041573b8" officeooo:paragraph-rsid="057890c7"/>
    </style:style>
    <style:style style:name="P64" style:family="paragraph" style:parent-style-name="Standard" style:list-style-name="L1">
      <style:text-properties officeooo:rsid="041573b8" officeooo:paragraph-rsid="057a96bf"/>
    </style:style>
    <style:style style:name="P65" style:family="paragraph" style:parent-style-name="Standard" style:list-style-name="L1">
      <style:text-properties officeooo:rsid="06734d4c" officeooo:paragraph-rsid="06734d4c"/>
    </style:style>
    <style:style style:name="P66" style:family="paragraph" style:parent-style-name="Standard" style:list-style-name="L1">
      <style:text-properties officeooo:rsid="066584aa" officeooo:paragraph-rsid="0668d3e0"/>
    </style:style>
    <style:style style:name="P67" style:family="paragraph" style:parent-style-name="Standard" style:list-style-name="L1">
      <style:text-properties officeooo:rsid="066584aa" officeooo:paragraph-rsid="066a229e"/>
    </style:style>
    <style:style style:name="P68" style:family="paragraph" style:parent-style-name="Standard" style:list-style-name="L1">
      <style:text-properties officeooo:rsid="066584aa" officeooo:paragraph-rsid="06662786"/>
    </style:style>
    <style:style style:name="P69" style:family="paragraph" style:parent-style-name="Standard" style:list-style-name="L1">
      <style:text-properties officeooo:rsid="066584aa" officeooo:paragraph-rsid="066584aa"/>
    </style:style>
    <style:style style:name="P70" style:family="paragraph" style:parent-style-name="Standard" style:list-style-name="L1">
      <style:text-properties officeooo:rsid="06662786" officeooo:paragraph-rsid="06662786"/>
    </style:style>
    <style:style style:name="P71" style:family="paragraph" style:parent-style-name="Standard" style:list-style-name="L1">
      <style:text-properties officeooo:rsid="067bdc88" officeooo:paragraph-rsid="067bdc88"/>
    </style:style>
    <style:style style:name="P72" style:family="paragraph" style:parent-style-name="Standard" style:list-style-name="L1">
      <style:text-properties style:font-name="DejaVu Sans" fo:font-size="9pt" officeooo:rsid="068788e6" officeooo:paragraph-rsid="068788e6" style:font-size-asian="9pt" style:font-size-complex="9pt"/>
    </style:style>
    <style:style style:name="P73" style:family="paragraph" style:parent-style-name="Standard" style:list-style-name="L1">
      <style:text-properties style:font-name="DejaVu Sans" fo:font-size="9pt" officeooo:rsid="068afcbf" officeooo:paragraph-rsid="068afcbf" style:font-size-asian="9pt" style:font-size-complex="9pt"/>
    </style:style>
    <style:style style:name="P74" style:family="paragraph" style:parent-style-name="Standard" style:list-style-name="L1">
      <style:text-properties style:font-name="DejaVu Sans" fo:font-size="9pt" officeooo:rsid="068ccb5a" officeooo:paragraph-rsid="068ccb5a" style:font-size-asian="9pt" style:font-size-complex="9pt"/>
    </style:style>
    <style:style style:name="P75" style:family="paragraph" style:parent-style-name="Standard" style:list-style-name="L1">
      <style:text-properties style:font-name="DejaVu Sans" fo:font-size="9pt" officeooo:rsid="068e99bf" officeooo:paragraph-rsid="068e99bf" style:font-size-asian="9pt" style:font-size-complex="9pt"/>
    </style:style>
    <style:style style:name="P7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7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7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7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8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8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8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8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84" style:family="paragraph" style:parent-style-name="Standard" style:list-style-name="L1">
      <style:text-properties officeooo:rsid="068d0935" officeooo:paragraph-rsid="068d0935"/>
    </style:style>
    <style:style style:name="P85" style:family="paragraph" style:parent-style-name="Standard" style:list-style-name="L1">
      <style:text-properties officeooo:rsid="068e99bf" officeooo:paragraph-rsid="068e99bf"/>
    </style:style>
    <style:style style:name="P86"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55"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56"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57"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58"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59"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6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font-weight="normal" style:font-weight-asian="normal" style:font-weight-complex="normal"/>
    </style:style>
    <style:style style:name="T212" style:family="text">
      <style:text-properties fo:font-weight="normal" officeooo:rsid="059b2b55" style:font-weight-asian="normal" style:font-weight-complex="normal"/>
    </style:style>
    <style:style style:name="T213"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9966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40"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41"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42" style:family="text">
      <style:text-properties fo:font-weight="bold" officeooo:rsid="04fff638" style:font-weight-asian="bold" style:font-weight-complex="bold"/>
    </style:style>
    <style:style style:name="T243" style:family="text">
      <style:text-properties fo:font-weight="bold" officeooo:rsid="052744f7" style:font-weight-asian="bold" style:font-weight-complex="bold"/>
    </style:style>
    <style:style style:name="T244" style:family="text">
      <style:text-properties style:font-name="DejaVu Sans" fo:font-size="9pt" style:font-size-asian="9pt" style:font-size-complex="9pt"/>
    </style:style>
    <style:style style:name="T245"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47"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48"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49"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55"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56"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57"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58"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59"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60"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61"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62"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63" style:family="text">
      <style:text-properties officeooo:rsid="04fff638"/>
    </style:style>
    <style:style style:name="T264" style:family="text">
      <style:text-properties officeooo:rsid="052744f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12">(</text:span><text:span text:style-name="T211">Pastebin</text:span><text:span text:style-name="T212">)</text:span></text:p>
      <text:list xml:id="list2950540741996238171" text:style-name="L1">
        <text:list-item>
          <text:p text:style-name="P40"><text:span text:style-name="Source_20_Text"><text:span text:style-name="T160">What is this system and why is this used?</text:span></text:span></text:p>
          <text:list>
            <text:list-item>
              <text:p text:style-name="P5"><text:span text:style-name="Source_20_Text"><text:span text:style-name="T1">URL shortening is used to create shorter aliases for long URLs.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optimizing links across devices,</text:span></text:span></text:p>
                </text:list-item>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41"><text:span text:style-name="Source_20_Text"><text:span text:style-name="T161">Goals and Requirement</text:span></text:span><text:span text:style-name="Source_20_Text"><text:span text:style-name="T162">s</text:span></text:span><text:span text:style-name="Source_20_Text"><text:span text:style-name="T161"> of the system:</text:span></text:span></text:p>
          <text:list>
            <text:list-item>
              <text:p text:style-name="P7"><text:span text:style-name="Source_20_Text"><text:span text:style-name="T162">functional requirements</text:span></text:span></text:p>
              <text:list>
                <text:list-item>
                  <text:p text:style-name="P7"><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62">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8"><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62">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text:span></text:span></text:p>
                </text:list-item>
              </text:list>
            </text:list-item>
          </text:list>
        </text:list-item>
        <text:list-item>
          <text:p text:style-name="P9"><text:span text:style-name="Source_20_Text"><text:span text:style-name="T209">Workflow:</text:span></text:span></text:p>
          <text:p text:style-name="P10"><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42"><text:span text:style-name="Source_20_Text"><text:span text:style-name="T163">Nature of business:</text:span></text:span></text:p>
          <text:list>
            <text:list-item>
              <text:p text:style-name="P60"><text:span text:style-name="Source_20_Text"><text:span text:style-name="T164">some of the features </text:span></text:span><text:span text:style-name="Source_20_Text"><text:span text:style-name="T165">need to</text:span></text:span><text:span text:style-name="Source_20_Text"><text:span text:style-name="T164"> be faster than the others,</text:span></text:span></text:p>
              <text:p text:style-name="P61"><text:span text:style-name="Source_20_Text"><text:span text:style-name="T8">Read should be faster than write.</text:span></text:span></text:p>
            </text:list-item>
            <text:list-item>
              <text:p text:style-name="P62"><text:span text:style-name="Source_20_Text"><text:span text:style-name="T164">some of the features </text:span></text:span><text:span text:style-name="Source_20_Text"><text:span text:style-name="T165">can</text:span></text:span><text:span text:style-name="Source_20_Text"><text:span text:style-name="T164"> be used more than the others during some specific time,</text:span></text:span></text:p>
              <text:p text:style-name="P62"><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63"><text:span text:style-name="Source_20_Text"><text:span text:style-name="T164">some of the features </text:span></text:span><text:span text:style-name="Source_20_Text"><text:span text:style-name="T165">can</text:span></text:span><text:span text:style-name="Source_20_Text"><text:span text:style-name="T164"> be used more than the others </text:span></text:span><text:span text:style-name="Source_20_Text"><text:span text:style-name="T166">from</text:span></text:span><text:span text:style-name="Source_20_Text"><text:span text:style-name="T164"> some specific </text:span></text:span><text:span text:style-name="Source_20_Text"><text:span text:style-name="T166">geolocation</text:span></text:span><text:span text:style-name="Source_20_Text"><text:span text:style-name="T164">,</text:span></text:span></text:p>
              <text:p text:style-name="P64"><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67">Type of users:</text:span></text:span></text:p>
          <text:list>
            <text:list-item>
              <text:p text:style-name="P41"><text:span text:style-name="Source_20_Text"><text:span text:style-name="T168">Public users,</text:span></text:span></text:p>
              <text:p text:style-name="P43"><text:span text:style-name="Source_20_Text"><text:span text:style-name="T13">There will be public users who will be able to create public tiny urls.</text:span></text:span></text:p>
            </text:list-item>
            <text:list-item>
              <text:p text:style-name="P41"><text:span text:style-name="Source_20_Text"><text:span text:style-name="T169">Private use</text:span></text:span><text:span text:style-name="Source_20_Text"><text:span text:style-name="T168">rs,</text:span></text:span></text:p>
              <text:list>
                <text:list-item>
                  <text:p text:style-name="P44"><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44"><text:span text:style-name="Source_20_Text"><text:span text:style-name="T16">The private users will be able to generate customTinyUrls.</text:span></text:span></text:p>
                </text:list-item>
              </text:list>
            </text:list-item>
            <text:list-item>
              <text:p text:style-name="P41"><text:span text:style-name="Source_20_Text"><text:span text:style-name="T169">Admin user,</text:span></text:span></text:p>
              <text:p text:style-name="P45"><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41"><text:span text:style-name="Source_20_Text"><text:span text:style-name="T170">Some Design Considerations,</text:span></text:span></text:p>
          <text:list>
            <text:list-item>
              <text:p text:style-name="P11"><text:span text:style-name="Source_20_Text"><text:span text:style-name="T147">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oft-page-break/><text:span text:style-name="Source_20_Text"><text:span text:style-name="T148">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49">What if </text:span></text:span><text:span text:style-name="Source_20_Text"><text:span text:style-name="T150">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54">http://www.educative.io/distributed.php?id=design</text:span></text:span></text:a><text:span text:style-name="Source_20_Text"><text:span text:style-name="T150">, and </text:span></text:span><text:a xlink:type="simple" xlink:href="http://www.educative.io/distributed.php%3Fid%3Ddesign" office:target-frame-name="_blank" xlink:show="new" text:style-name="Internet_20_link" text:visited-style-name="Visited_20_Internet_20_Link"><text:span text:style-name="Source_20_Text"><text:span text:style-name="T154">http://www.educative.io/distributed.php%3Fid%3Ddesign</text:span></text:span></text:a><text:span text:style-name="Source_20_Text"><text:span text:style-name="T150"> are identical except for the URL encoding:</text:span></text:span></text:p>
              <text:p text:style-name="P65"><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44">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44">%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44">http://www.educative.io/distributed.php?id=design</text:span></text:span></text:a><text:span text:style-name="Source_20_Text"><text:span text:style-name="T21">.</text:span></text:span></text:p>
            </text:list-item>
            <text:list-item>
              <text:p text:style-name="P11"><text:span text:style-name="Source_20_Text"><text:span text:style-name="T153">Checking the validity of the longurl</text:span></text:span><text:span text:style-name="Source_20_Text"><text:span text:style-name="T147">:</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46"><text:span text:style-name="Source_20_Text"><text:span text:style-name="T171">System APIs,</text:span></text:span></text:p>
          <text:list>
            <text:list-item>
              <text:p text:style-name="P41"><text:span text:style-name="Source_20_Text"><text:span text:style-name="T172">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 <text:s text:c="39"/></text:span></text:span></text:p>
                </text:list-header>
              </text:list>
            </text:list-item>
            <text:list-item>
              <text:p text:style-name="P41"><text:span text:style-name="Source_20_Text"><text:span text:style-name="T173">Security and permissions means h</text:span></text:span><text:span text:style-name="Source_20_Text"><text:span text:style-name="T172">ow to detect and prevent abuse?</text:span></text:span></text:p>
              <text:list>
                <text:list-item>
                  <text:p text:style-name="P15"><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5"><text:span text:style-name="Source_20_Text"><text:span text:style-name="T31">Public users who are accessing the APIs, they should be identified by their IPs, mac address, 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5"><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41"><text:span text:style-name="Source_20_Text"><text:span text:style-name="T174">Capacity Estimation and Constraints</text:span></text:span></text:p>
          <text:p text:style-name="P47"><text:span text:style-name="Source_20_Text"><text:span text:style-name="T123">We will apply 30 : 50 : 70 capacity model for bandwidth, memory and storage.</text:span></text:span></text:p>
          <text:list>
            <text:list-item>
              <text:p text:style-name="P48"><text:span text:style-name="Source_20_Text"><text:span text:style-name="T175">Estimate of read and write ratio,</text:span></text:span></text:p>
              <text:p text:style-name="P48"><text:span text:style-name="Source_20_Text"><text:span text:style-name="T36">Our system will be read-heavy. There will be lots of redirection requests compared to new URL shortenings. Let’s assume 100:1 ratio between read and write.</text:span></text:span></text:p>
            </text:list-item>
            <text:list-item>
              <text:p text:style-name="P48"><text:span text:style-name="Source_20_Text"><text:span text:style-name="T176">Estimate of number of user</text:span></text:span><text:span text:style-name="Source_20_Text"><text:span text:style-name="T177">s</text:span></text:span><text:span text:style-name="Source_20_Text"><text:span text:style-name="T176"> and their uses,</text:span></text:span></text:p>
              <text:p text:style-name="P48"><text:span text:style-name="Source_20_Text"><text:span text:style-name="T37">If we assume we will have 500M new URL shortenings per month, we can expect (100 * 500M =&gt; 50B) redirections during that same period.</text:span></text:span></text:p>
            </text:list-item>
            <text:list-item>
              <text:p text:style-name="P41"><text:span text:style-name="Source_20_Text"><text:span text:style-name="T178">Traffic estimates,</text:span></text:span></text:p>
              <text:p text:style-name="P49"><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6"><text:span text:style-name="Source_20_Text"><text:span text:style-name="T38">So new URLs shortenings per second:</text:span></text:span></text:p>
              <text:list>
                <text:list-header>
                  <text:p text:style-name="P16"><text:span text:style-name="Source_20_Text"><text:span text:style-name="T38">500 million / (30 days * 24 hours * 3600 seconds) = ~200 URLs/s</text:span></text:span></text:p>
                </text:list-header>
              </text:list>
              <text:p text:style-name="P17"><text:span text:style-name="Source_20_Text"><text:span text:style-name="T38">URLs redirections per second, considering 100:1 read/write ratio:</text:span></text:span></text:p>
              <text:list text:continue-numbering="true">
                <text:list-header>
                  <text:p text:style-name="P17"><text:span text:style-name="Source_20_Text"><text:span text:style-name="T38">50 billion / (30 days * 24 hours * 3600 sec) = ~19K/s</text:span></text:span></text:p>
                </text:list-header>
              </text:list>
            </text:list-item>
            <text:list-item>
              <text:p text:style-name="P50"><text:span text:style-name="Source_20_Text"><text:span text:style-name="T179">Bandwidth estimates,</text:span></text:span></text:p>
              <text:p text:style-name="P50"><text:span text:style-name="Source_20_Text"><text:span text:style-name="T40">For write requests, since we expect 200 new URLs every second, total incoming data for our service will be 100KB per second:</text:span></text:span></text:p>
              <text:list>
                <text:list-header>
                  <text:p text:style-name="P50"><text:span text:style-name="Source_20_Text"><text:span text:style-name="T40">200 * 500 bytes = 100 KB/s</text:span></text:span></text:p>
                </text:list-header>
              </text:list>
              <text:p text:style-name="P50"><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50"><text:span text:style-name="Source_20_Text"><text:span text:style-name="T40">19K * 500 bytes = ~9 MB/s</text:span></text:span></text:p>
                </text:list-header>
              </text:list>
              <text:p text:style-name="P50"><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50"><text:span text:style-name="Source_20_Text"><text:span text:style-name="T179">Memory estimates,</text:span></text:span></text:p>
              <text:p text:style-name="P50"><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50"><text:span text:style-name="Source_20_Text"><text:span text:style-name="T40">Since we have 19K requests per second, we will be getting 1.7 billion requests per day:</text:span></text:span></text:p>
              <text:list>
                <text:list-header>
                  <text:p text:style-name="P50"><text:span text:style-name="Source_20_Text"><text:span text:style-name="T40">19K * 3600 seconds * 24 hours = ~1.7 billion</text:span></text:span></text:p>
                </text:list-header>
              </text:list>
              <text:p text:style-name="P50"><text:span text:style-name="Source_20_Text"><text:span text:style-name="T40">To cache 20% of these requests, we will need 170GB of memory.</text:span></text:span></text:p>
              <text:list text:continue-numbering="true">
                <text:list-header>
                  <text:p text:style-name="P50"><text:span text:style-name="Source_20_Text"><text:span text:style-name="T40">0.2 * 1.7 billion * 500 bytes = ~170GB</text:span></text:span></text:p>
                </text:list-header>
              </text:list>
              <text:p text:style-name="P51"><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51"><text:span text:style-name="Source_20_Text"><text:span text:style-name="T178">Storage estimates,</text:span></text:span></text:p>
              <text:p text:style-name="P41"><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41"><text:soft-page-break/><text:span text:style-name="Source_20_Text"><text:span text:style-name="T39">500 million * 5 years * 12 months = 30 billion</text:span></text:span></text:p>
                </text:list-header>
              </text:list>
              <text:p text:style-name="P41"><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41"><text:span text:style-name="Source_20_Text"><text:span text:style-name="T39">30 billion * 500 bytes = 15 TB</text:span></text:span></text:p>
                </text:list-header>
              </text:list>
              <text:p text:style-name="P52"><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53"><text:span text:style-name="Source_20_Text"><text:span text:style-name="T180">Database design,</text:span></text:span></text:p>
          <text:list>
            <text:list-item>
              <text:p text:style-name="P53"><text:span text:style-name="Source_20_Text"><text:span text:style-name="T181">Important points about </text:span></text:span><text:span text:style-name="Source_20_Text"><text:span text:style-name="T182">nature of</text:span></text:span><text:span text:style-name="Source_20_Text"><text:span text:style-name="T181"> data,</text:span></text:span></text:p>
              <text:p text:style-name="P18"><text:span text:style-name="Source_20_Text"><text:span text:style-name="T41">A few observations about the nature of the data we will store:</text:span></text:span></text:p>
              <text:list>
                <text:list-item>
                  <text:p text:style-name="P18"><text:span text:style-name="Source_20_Text"><text:span text:style-name="T41">We need to store billions of records.</text:span></text:span></text:p>
                </text:list-item>
                <text:list-item>
                  <text:p text:style-name="P18"><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18"><text:span text:style-name="Source_20_Text"><text:span text:style-name="T41">There are no relationships between records—other than storing which user created a URL.</text:span></text:span></text:p>
                </text:list-item>
                <text:list-item>
                  <text:p text:style-name="P18"><text:span text:style-name="Source_20_Text"><text:span text:style-name="T41">Our service is read-heavy.</text:span></text:span></text:p>
                </text:list-item>
              </text:list>
            </text:list-item>
            <text:list-item>
              <text:p text:style-name="P19"><text:span text:style-name="Source_20_Text"><text:span text:style-name="T184">B</text:span></text:span><text:span text:style-name="Source_20_Text"><text:span text:style-name="T185">asic d</text:span></text:span><text:span text:style-name="Source_20_Text"><text:span text:style-name="T186">atabase schema,</text:span></text:span></text:p>
              <text:list>
                <text:list-item>
                  <text:p text:style-name="P19"><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19"><text:span text:style-name="Source_20_Text"><text:span text:style-name="T42">urlMapTable(tinyUrl, originalUrl, creationDate, expirationDate, userId)</text:span></text:span></text:p>
                </text:list-item>
              </text:list>
            </text:list-item>
            <text:list-item>
              <text:p text:style-name="P54"><text:span text:style-name="Source_20_Text"><text:span text:style-name="T183">identify the relations,</text:span></text:span></text:p>
              <text:p text:style-name="P18"><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55"><text:span text:style-name="Source_20_Text"><text:span text:style-name="T151">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56"><text:span text:style-name="Source_20_Text"><text:span text:style-name="T186">What type of database should we use?</text:span></text:span></text:p>
              <text:p text:style-name="P18"><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0"><text:span text:style-name="Source_20_Text"><text:span text:style-name="T187">Algorithm,</text:span></text:span></text:p>
          <text:p text:style-name="P21"><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1"><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1"><text:span text:style-name="Source_20_Text"><text:span text:style-name="T59">Some of the alrogirthms for tinyurl (7 chararter long random string) generation are as follows:</text:span></text:span></text:p>
          <text:list>
            <text:list-item>
              <text:p text:style-name="P22"><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2"><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3"><text:span text:style-name="Source_20_Text"><text:span text:style-name="T213">Some additional informations about </text:span></text:span><text:span text:style-name="Source_20_Text"><text:span text:style-name="T214">urls and encoding techniques</text:span></text:span><text:span text:style-name="Source_20_Text"><text:span text:style-name="T213">:</text:span></text:span></text:p>
              <text:list>
                <text:list-item>
                  <text:p text:style-name="P66"><text:span text:style-name="Source_20_Text"><text:span text:style-name="T225">What are the character which are allowed in </text:span></text:span><text:span text:style-name="Source_20_Text"><text:span text:style-name="T226">url</text:span></text:span><text:span text:style-name="Source_20_Text"><text:span text:style-name="T225">?</text:span></text:span></text:p>
                  <text:p text:style-name="P67"><text:span text:style-name="Source_20_Text"><text:span text:style-name="T227">From </text:span></text:span><text:a xlink:type="simple" xlink:href="http://www.faqs.org/rfcs/rfc1738.html" text:style-name="Internet_20_link" text:visited-style-name="Visited_20_Internet_20_Link"><text:span text:style-name="Source_20_Text"><text:span text:style-name="T239">RFC 1738</text:span></text:span></text:a><text:span text:style-name="Source_20_Text"><text:span text:style-name="T227"> specification: Only alphanumerics, the special characters "</text:span></text:span><text:span text:style-name="Source_20_Text"><text:span text:style-name="T240">$-_.+!*'(),</text:span></text:span><text:span text:style-name="Source_20_Text"><text:span text:style-name="T227">", and reserved characters used for their reserved purposes may be used unencoded within a URL.</text:span></text:span></text:p>
                </text:list-item>
                <text:list-item>
                  <text:p text:style-name="P66"><text:span text:style-name="Source_20_Text"><text:span text:style-name="T228">What is md5?</text:span></text:span></text:p>
                  <text:p text:style-name="P68"><text:span text:style-name="Source_20_Text"><text:span text:style-name="T215">The MD5 algorithm is a widely used </text:span></text:span><text:a xlink:type="simple" xlink:href="https://en.wikipedia.org/wiki/Hash_function" text:style-name="Internet_20_link" text:visited-style-name="Visited_20_Internet_20_Link"><text:span text:style-name="Source_20_Text"><text:span text:style-name="T241">hash function</text:span></text:span></text:a><text:span text:style-name="Source_20_Text"><text:span text:style-name="T215"> producing a 128-</text:span></text:span><text:a xlink:type="simple" xlink:href="https://en.wikipedia.org/wiki/Bit" text:style-name="Internet_20_link" text:visited-style-name="Visited_20_Internet_20_Link"><text:span text:style-name="Source_20_Text"><text:span text:style-name="T241">bit</text:span></text:span></text:a><text:span text:style-name="Source_20_Text"><text:span text:style-name="T215"> hash value.</text:span></text:span><text:span text:style-name="Source_20_Text"><text:span text:style-name="T228">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41">cryptographic hash function</text:span></text:span></text:a><text:span text:style-name="Source_20_Text"><text:span text:style-name="T228">,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41">checksum</text:span></text:span></text:a><text:span text:style-name="Source_20_Text"><text:span text:style-name="T228"> to verify </text:span></text:span><text:a xlink:type="simple" xlink:href="https://en.wikipedia.org/wiki/Data_integrity" text:style-name="Internet_20_link" text:visited-style-name="Visited_20_Internet_20_Link"><text:span text:style-name="Source_20_Text"><text:span text:style-name="T241">data integrity</text:span></text:span></text:a><text:span text:style-name="Source_20_Text"><text:span text:style-name="T228">, but only against unintentional corruption.</text:span></text:span></text:p>
                  <text:p text:style-name="P68"><text:span text:style-name="Source_20_Text"><text:span text:style-name="T229">Like most hash functions, </text:span></text:span><text:span text:style-name="Source_20_Text"><text:span text:style-name="T216">MD5 is neither encryption nor encoding </text:span></text:span><text:span text:style-name="Source_20_Text"><text:span text:style-name="T230">(for details, see below question)</text:span></text:span><text:span text:style-name="Source_20_Text"><text:span text:style-name="T229">. It can be cracked by </text:span></text:span><text:a xlink:type="simple" xlink:href="https://en.wikipedia.org/wiki/Brute-force_attack" text:style-name="Internet_20_link" text:visited-style-name="Visited_20_Internet_20_Link"><text:span text:style-name="Source_20_Text"><text:span text:style-name="T244">brute-force attack</text:span></text:span></text:a><text:span text:style-name="Source_20_Text"><text:span text:style-name="T229"> and suffers from extensive vulnerabilities as detailed in the security section below.</text:span></text:span></text:p>
                </text:list-item>
                <text:list-item>
                  <text:p text:style-name="P69"><text:span text:style-name="Source_20_Text"><text:span text:style-name="T231">What is the difference between encoding, encryption, hashing and obfuscation?</text:span></text:span></text:p>
                  <text:p text:style-name="P70"><text:a xlink:type="simple" xlink:href="https://danielmiessler.com/study/encoding-encryption-hashing-obfuscation/" text:style-name="Internet_20_link" text:visited-style-name="Visited_20_Internet_20_Link"><text:span text:style-name="Source_20_Text"><text:span text:style-name="T232">https://danielmiessler.com/study/encoding-encryption-hashing-obfuscation/</text:span></text:span></text:a></text:p>
                </text:list-item>
                <text:list-item>
                  <text:p text:style-name="P69"><text:span text:style-name="Source_20_Text"><text:span text:style-name="T233">What are different encodings?</text:span></text:span></text:p>
                  <text:p text:style-name="P69"><text:a xlink:type="simple" xlink:href="https://code.tutsplus.com/tutorials/base-what-a-practical-introduction-to-base-encoding--net-27590" text:style-name="Internet_20_link" text:visited-style-name="Visited_20_Internet_20_Link"><text:span text:style-name="Source_20_Text"><text:span text:style-name="T234">https://code.tutsplus.com/tutorials/base-what-a-practical-introduction-to-base-encoding--net-27590</text:span></text:span></text:a></text:p>
                </text:list-item>
                <text:list-item>
                  <text:p text:style-name="P69"><text:span text:style-name="Source_20_Text"><text:span text:style-name="T235">What </text:span></text:span><text:span text:style-name="Source_20_Text"><text:span text:style-name="T236">is the problem with using base64 encoding in urls</text:span></text:span><text:span text:style-name="Source_20_Text"><text:span text:style-name="T235">?</text:span></text:span></text:p>
                  <text:p text:style-name="P69"><text:span text:style-name="Source_20_Text"><text:span text:style-name="T235">Base64 includes the letters A-Z, a-z, numbers 0-9, and the symbols + and /. </text:span></text:span><text:span text:style-name="Source_20_Text"><text:span text:style-name="T237">T</text:span></text:span><text:span text:style-name="Source_20_Text"><text:span text:style-name="T235">he "=" symbol is used for padding.</text:span></text:span></text:p>
                  <text:p text:style-name="P69"><text:soft-page-break/><text:span text:style-name="Source_20_Text"><text:span text:style-name="T238">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2"><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2"><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2"><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2"><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2"><text:span text:style-name="Source_20_Text"><text:span text:style-name="T54"/></text:span></text:p>
            </text:list-item>
          </text:list>
          <text:p text:style-name="P24"><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4"><text:span text:style-name="Source_20_Text"><text:span text:style-name="T187">Basic system design,</text:span></text:span></text:p>
          <text:p text:style-name="P18"><text:span text:style-name="Source_20_Text"><text:span text:style-name="T62">TinyUrl.pdf</text:span></text:span></text:p>
        </text:list-item>
        <text:list-item>
          <text:p text:style-name="P53"><text:span text:style-name="Source_20_Text"><text:span text:style-name="T188">D</text:span></text:span><text:span text:style-name="Source_20_Text"><text:span text:style-name="T210">etailed</text:span></text:span><text:span text:style-name="Source_20_Text"><text:span text:style-name="T188"> </text:span></text:span><text:span text:style-name="Source_20_Text"><text:span text:style-name="T189">Component design,</text:span></text:span></text:p>
          <text:list>
            <text:list-item>
              <text:p text:style-name="P53"><text:span text:style-name="Source_20_Text"><text:span text:style-name="T190">Application layer,</text:span></text:span></text:p>
              <text:p text:style-name="P18"><text:span text:style-name="Source_20_Text"><text:span text:style-name="T41">Our application layer will process all incoming and outgoing requests. The application servers will be talking to the backend data store components to serve the requests. </text:span></text:span><text:span text:style-name="Source_20_Text"><text:span text:style-name="T63">We have separate servers to handle write and read requests.</text:span></text:span></text:p>
              <text:list>
                <text:list-item>
                  <text:p text:style-name="P25"><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5"><text:span text:style-name="Source_20_Text"><text:span text:style-name="T64"><text:s text:c="8"/>Another solution of the above problem could be to run a standalone </text:span></text:span><text:span text:style-name="Source_20_Text"><text:span text:style-name="Strong_20_Emphasis"><text:span text:style-name="T155">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text:span></text:span><text:soft-page-break/><text:span text:style-name="Source_20_Text"><text:span text:style-name="T64">will be wasting those keys. We can ignore these keys given a huge number of keys we have.</text:span></text:span></text:p>
                  <text:p text:style-name="P25"><text:span text:style-name="Source_20_Text"><text:span text:style-name="Strong_20_Emphasis"><text:span text:style-name="T155">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26"><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8"><text:span text:style-name="Source_20_Text"><text:span text:style-name="T191">Concurrency,</text:span></text:span></text:p>
          <text:list>
            <text:list-item>
              <text:p text:style-name="P53"><text:span text:style-name="Source_20_Text"><text:span text:style-name="T191">How to handle concurrency issues,</text:span></text:span></text:p>
              <text:p text:style-name="P27"><text:span text:style-name="Source_20_Text"><text:span text:style-name="T74">We can consider following three ways to consider concurrency:</text:span></text:span></text:p>
              <text:list>
                <text:list-item>
                  <text:p text:style-name="P27"><text:span text:style-name="Source_20_Text"><text:span text:style-name="T74"><text:s text:c="4"/>put(tiny, long)</text:span></text:span></text:p>
                  <text:p text:style-name="P27"><text:span text:style-name="Source_20_Text"><text:span text:style-name="T74"><text:s text:c="4"/>handle if duplicate key exception occurs</text:span></text:span></text:p>
                  <text:p text:style-name="P27"><text:span text:style-name="Source_20_Text"><text:span text:style-name="T74"><text:s text:c="4"/>put(tiny0, long)</text:span></text:span></text:p>
                  <text:p text:style-name="P27"><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27"><text:span text:style-name="Source_20_Text"><text:span text:style-name="T74"><text:s text:c="4"/>put(tiny, long)</text:span></text:span></text:p>
                  <text:p text:style-name="P27"><text:span text:style-name="Source_20_Text"><text:span text:style-name="T74"><text:s text:c="4"/>get(tiny)</text:span></text:span></text:p>
                  <text:p text:style-name="P27"><text:span text:style-name="Source_20_Text"><text:span text:style-name="T74"><text:s text:c="4"/>if (get(tiny) != long)</text:span></text:span></text:p>
                  <text:p text:style-name="P27"><text:span text:style-name="Source_20_Text"><text:span text:style-name="T74"><text:s text:c="8"/>put(tiny0, long)</text:span></text:span></text:p>
                  <text:p text:style-name="P27"><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27"><text:span text:style-name="Source_20_Text"><text:span text:style-name="T74"><text:s text:c="4"/>putIfAbsent(tiny, long)</text:span></text:span></text:p>
                  <text:p text:style-name="P27"><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27"><text:span text:style-name="Source_20_Text"><text:span text:style-name="T74">a</text:span></text:span></text:p>
            </text:list-item>
          </text:list>
        </text:list-item>
        <text:list-item>
          <text:p text:style-name="P57"><text:span text:style-name="Source_20_Text"><text:span text:style-name="T192">Data Partitioning,</text:span></text:span></text:p>
          <text:p text:style-name="P57"><text:span text:style-name="Source_20_Text"><text:span text:style-name="T75">To scale out our DB, we need to come up with a partitioning scheme that would divide and store our data to different DB servers:</text:span></text:span></text:p>
          <text:list>
            <text:list-item>
              <text:p text:style-name="P18"><text:span text:style-name="Source_20_Text"><text:span text:style-name="T217">Vertical or feature based partitioning,</text:span></text:span></text:p>
            </text:list-item>
            <text:list-item>
              <text:p text:style-name="P18"><text:span text:style-name="Source_20_Text"><text:span text:style-name="T193">Range based partitioning,</text:span></text:span></text:p>
              <text:p text:style-name="P28"><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28"><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8"><text:span text:style-name="Source_20_Text"><text:span text:style-name="T193">Hash based partitioning,</text:span></text:span></text:p>
              <text:p text:style-name="P18"><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8"><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29"><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29"><text:span text:style-name="Source_20_Text"><text:span text:style-name="Strong_20_Emphasis"><text:span text:style-name="T156">Sharding based on T</text:span></text:span></text:span><text:span text:style-name="Source_20_Text"><text:span text:style-name="Strong_20_Emphasis"><text:span text:style-name="T157">inyUrl</text:span></text:span></text:span><text:span text:style-name="Source_20_Text"><text:span text:style-name="Strong_20_Emphasis"><text:span text:style-name="T156"> creation time </text:span></text:span></text:span><text:span text:style-name="Source_20_Text"><text:span text:style-name="Strong_20_Emphasis"><text:span text:style-name="T157">is not possible here because we don’t search our tinyurls on the basis of creation time but on the basis of tinyurl so we can only tinyurl </text:span></text:span></text:span><text:span text:style-name="Source_20_Text"><text:span text:style-name="Strong_20_Emphasis"><text:span text:style-name="T158">string</text:span></text:span></text:span><text:span text:style-name="Source_20_Text"><text:span text:style-name="Strong_20_Emphasis"><text:span text:style-name="T157"> here </text:span></text:span></text:span><text:span text:style-name="Source_20_Text"><text:span text:style-name="Strong_20_Emphasis"><text:span text:style-name="T158">as the basis of partitioning</text:span></text:span></text:span><text:span text:style-name="Source_20_Text"><text:span text:style-name="Strong_20_Emphasis"><text:span text:style-name="T157">.</text:span></text:span></text:span></text:p>
            </text:list-item>
            <text:list-item>
              <text:p text:style-name="P30"><text:span text:style-name="Source_20_Text"><text:span text:style-name="T79">a</text:span></text:span></text:p>
            </text:list-item>
          </text:list>
        </text:list-item>
        <text:list-item>
          <text:p text:style-name="P58"><text:soft-page-break/><text:span text:style-name="Source_20_Text"><text:span text:style-name="T222">Service Component</text:span></text:span><text:span text:style-name="Source_20_Text"><text:span text:style-name="T223"> Partitioning,</text:span></text:span></text:p>
          <text:list>
            <text:list-item>
              <text:p text:style-name="P31"><text:span text:style-name="Source_20_Text"><text:span text:style-name="T217">Vertical or feature based partitioning,</text:span></text:span></text:p>
            </text:list-item>
            <text:list-item>
              <text:p text:style-name="P31"><text:span text:style-name="Source_20_Text"><text:span text:style-name="T224">Range based partitioning,</text:span></text:span></text:p>
            </text:list-item>
            <text:list-item>
              <text:p text:style-name="P31"><text:span text:style-name="Source_20_Text"><text:span text:style-name="T224">Hash based partitioning,</text:span></text:span></text:p>
            </text:list-item>
          </text:list>
        </text:list-item>
        <text:list-item>
          <text:p text:style-name="P31"><text:span text:style-name="Source_20_Text"><text:span text:style-name="T194">Data replication,</text:span></text:span></text:p>
          <text:p text:style-name="P18"><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8"><text:span text:style-name="Source_20_Text"><text:span text:style-name="T195">Data archiving,</text:span></text:span></text:p>
          <text:p text:style-name="P18"><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2"><text:span text:style-name="Source_20_Text"><text:span text:style-name="T89">First search the data in cache and if it is found in cache, serve it,</text:span></text:span></text:p>
            </text:list-item>
            <text:list-item>
              <text:p text:style-name="P32"><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3"><text:span text:style-name="Source_20_Text"><text:span text:style-name="T90">If the data is not found in main database as well, go to archive database, get the data and update the data in the cache,</text:span></text:span></text:p>
            </text:list-item>
            <text:list-item>
              <text:p text:style-name="P33"><text:span text:style-name="Source_20_Text"><text:span text:style-name="T90">If the data is not found even in arviches, return the not found status in the response.</text:span></text:span></text:p>
            </text:list-item>
          </text:list>
          <text:p text:style-name="P34"><text:span text:style-name="Source_20_Text"><text:span text:style-name="T88">This data archiving will involve 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 verification of the written data that whether it is properly written or not and if it is properly written on archive database cluster, then deletion of that older data (one week older to two week older) from our main database. </text:span></text:span><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53"><text:span text:style-name="Source_20_Text"><text:span text:style-name="T196">Cache,</text:span></text:span></text:p>
          <text:list>
            <text:list-item>
              <text:p text:style-name="P53"><text:span text:style-name="Source_20_Text"><text:span text:style-name="T197">How much cache should we use?</text:span></text:span></text:p>
              <text:p text:style-name="P18"><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53"><text:span text:style-name="Source_20_Text"><text:span text:style-name="T198">Which cache eviction policy would best fit our needs?</text:span></text:span></text:p>
              <text:p text:style-name="P18"><text:span text:style-name="Source_20_Text"><text:span text:style-name="T95">LRU</text:span></text:span></text:p>
            </text:list-item>
            <text:list-item>
              <text:p text:style-name="P53"><text:span text:style-name="Source_20_Text"><text:span text:style-name="T199">How can each cache replica be updated?</text:span></text:span></text:p>
              <text:p text:style-name="P18"><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5"><text:span text:style-name="Source_20_Text"><text:span text:style-name="T208">Fault Tolerance</text:span></text:span></text:p>
          <text:p text:style-name="P36"><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35"><text:span text:style-name="Source_20_Text"><text:span text:style-name="T200">Where to add load balancers?</text:span></text:span></text:p>
          <text:p text:style-name="P18"><text:span text:style-name="Source_20_Text"><text:span text:style-name="T41">We can add a Load balancing layer at three places in our system:</text:span></text:span></text:p>
          <text:list>
            <text:list-item>
              <text:p text:style-name="P18"><text:span text:style-name="Source_20_Text"><text:span text:style-name="T41">Between Clients and Application servers</text:span></text:span></text:p>
            </text:list-item>
            <text:list-item>
              <text:p text:style-name="P18"><text:span text:style-name="Source_20_Text"><text:span text:style-name="T41">Between Application Servers and database servers</text:span></text:span></text:p>
            </text:list-item>
            <text:list-item>
              <text:p text:style-name="P18"><text:span text:style-name="Source_20_Text"><text:span text:style-name="T41">Between Application Servers and Cache servers</text:span></text:span></text:p>
            </text:list-item>
          </text:list>
        </text:list-item>
        <text:list-item>
          <text:p text:style-name="P18"><text:span text:style-name="Source_20_Text"><text:span text:style-name="T201">Purging or DB cleanup,</text:span></text:span></text:p>
          <text:p text:style-name="P18"><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8"><text:span text:style-name="Source_20_Text"><text:span text:style-name="T98">Whenever a user tries to access an expired link, we can delete the link and return an error to the user.</text:span></text:span></text:p>
            </text:list-item>
            <text:list-item>
              <text:p text:style-name="P18"><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8"><text:span text:style-name="Source_20_Text"><text:span text:style-name="T98">We can have a default expiration time for each link (e.g., two years).</text:span></text:span></text:p>
            </text:list-item>
            <text:list-item>
              <text:p text:style-name="P18"><text:span text:style-name="Source_20_Text"><text:span text:style-name="T98">After removing an expired link, we can put the key back in the key-DB to be reused.</text:span></text:span></text:p>
            </text:list-item>
          </text:list>
        </text:list-item>
        <text:list-item>
          <text:p text:style-name="P18"><text:span text:style-name="Source_20_Text"><text:span text:style-name="T218">Data deduplication,</text:span></text:span></text:p>
        </text:list-item>
        <text:list-item>
          <text:p text:style-name="P18"><text:soft-page-break/><text:span text:style-name="Source_20_Text"><text:span text:style-name="T219">Optimizations on the client to improve user experience,</text:span></text:span></text:p>
        </text:list-item>
        <text:list-item>
          <text:p text:style-name="P18"><text:span text:style-name="Source_20_Text"><text:span text:style-name="T220">User Persionalization,</text:span></text:span></text:p>
        </text:list-item>
        <text:list-item>
          <text:p text:style-name="P18"><text:span text:style-name="Source_20_Text"><text:span text:style-name="T221">Advanced Issues,</text:span></text:span></text:p>
        </text:list-item>
        <text:list-item>
          <text:p text:style-name="P18"><text:span text:style-name="Source_20_Text"><text:span text:style-name="T202">Analytics,</text:span></text:span></text:p>
          <text:list>
            <text:list-item>
              <text:p text:style-name="P53"><text:span text:style-name="Source_20_Text"><text:span text:style-name="T203">What type of analytics should be tracked </text:span></text:span><text:span text:style-name="Source_20_Text"><text:span text:style-name="T204">and how that analytics will be used to extract informations</text:span></text:span><text:span text:style-name="Source_20_Text"><text:span text:style-name="T203">?</text:span></text:span></text:p>
              <text:list>
                <text:list-item>
                  <text:p text:style-name="P18"><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71"><text:span text:style-name="Source_20_Text"><text:span text:style-name="T101">Since realtime analytics are not a requirement, we could simply </text:span></text:span><text:span text:style-name="Strong_20_Emphasis"><text:span text:style-name="T159">MapReduce</text:span></text:span><text:span text:style-name="Source_20_Text"><text:span text:style-name="T101"> the </text:span></text:span><text:span text:style-name="Strong_20_Emphasis"><text:span text:style-name="T159">Web Server</text:span></text:span><text:span text:style-name="Source_20_Text"><text:span text:style-name="T101"> logs to generate hit counts.</text:span></text:span></text:p>
                </text:list-item>
                <text:list-item>
                  <text:p text:style-name="P71"><text:span text:style-name="Source_20_Text"><text:span text:style-name="T102">We should store both types of logs, i.e write logs as well as read logs.</text:span></text:span></text:p>
                </text:list-item>
                <text:list-item>
                  <text:p text:style-name="P71"><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71"><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71"><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71"><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37"><text:span text:style-name="Source_20_Text"><text:span text:style-name="T205">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59"><text:span text:style-name="Source_20_Text"><text:span text:style-name="T109">No. of hits per day,</text:span></text:span></text:p>
            </text:list-item>
            <text:list-item>
              <text:p text:style-name="P59"><text:span text:style-name="Source_20_Text"><text:span text:style-name="T109">No. of hits per second and what is the daily peak?</text:span></text:span></text:p>
            </text:list-item>
            <text:list-item>
              <text:p text:style-name="P59"><text:span text:style-name="Source_20_Text"><text:span text:style-name="T110">Amount of data coming in and going out per day,</text:span></text:span></text:p>
            </text:list-item>
            <text:list-item>
              <text:p text:style-name="P59"><text:span text:style-name="Source_20_Text"><text:span text:style-name="T110">Amount of data coming in and going out per second and what is the daily peak?</text:span></text:span></text:p>
            </text:list-item>
            <text:list-item>
              <text:p text:style-name="P59"><text:span text:style-name="Source_20_Text"><text:span text:style-name="T111">Average latency seen by the user,</text:span></text:span></text:p>
            </text:list-item>
          </text:list>
          <text:p text:style-name="P59"><text:span text:style-name="Source_20_Text"><text:span text:style-name="T112"/></text:span></text:p>
          <text:p text:style-name="P59"><text:span text:style-name="Source_20_Text"><text:span text:style-name="T112"><text:s text:c="8"/>By monitoring these counters, we will realize if we need more replication or load balancing or caching, etc.</text:span></text:span></text:p>
          <text:p text:style-name="P37"><text:span text:style-name="Source_20_Text"><text:span text:style-name="T113"><text:s text:c="8"/>Continue benchmarking and monitoring your system to address bottlenecks as they come up. Scaling is an iterative process.</text:span></text:span></text:p>
        </text:list-item>
        <text:list-item>
          <text:p text:style-name="P38"><text:span text:style-name="Source_20_Text"><text:span text:style-name="T206">Follow up questions:</text:span></text:span></text:p>
          <text:list>
            <text:list-item>
              <text:p text:style-name="P39"><text:span text:style-name="Source_20_Text"><text:span text:style-name="T245">Assume that your client is a famous blogger and the total number of hits- 10 Lakhs Hits per Day. How will you fit your design for this scale?</text:span></text:span></text:p>
              <text:p text:style-name="P72"><text:span text:style-name="T252">Answer: </text:span><text:span text:style-name="T254">Our architecture can easily handle that much amount of traffic. </text:span><text:span text:style-name="T255">No issues. </text:span><text:span text:style-name="T256">And even if our architecture is not able to handle that much load, then our architecture is horizontally scalable so we can scale it easily.</text:span></text:p>
            </text:list-item>
            <text:list-item>
              <text:p text:style-name="P76">Can users create private URLs or allow a particular set of users to access a URL?</text:p>
              <text:p text:style-name="P73"><text:span text:style-name="T253">Answer: </text:span><text:span text:style-name="T257">To manage this, we need following things in our system:</text:span></text:p>
              <text:list>
                <text:list-item>
                  <text:p text:style-name="P79">we need login and authentication in our system.</text:p>
                </text:list-item>
                <text:list-item>
                  <text:p text:style-name="P80">Now access of tinyUrls to limited users can be implemented in many different ways:</text:p>
                  <text:list>
                    <text:list-item>
                      <text:p text:style-name="P74"><text:span text:style-name="T258">Using password: A registered user will also send a password in the </text:span><text:span text:style-name="T259">createTinyUrl</text:span><text:span text:style-name="T258"> API which will be stored in the database table as follows:</text:span></text:p>
                      <text:p text:style-name="P84"><text:span text:style-name="T246"><text:s text:c="8"/>tinyurlLongurlMapTable(tinyUrl, longUrl, </text:span><text:span text:style-name="T247">encryptedTinyUrlP</text:span><text:span text:style-name="T246">assword</text:span><text:span text:style-name="Source_20_Text"><text:span text:style-name="T249">, </text:span></text:span><text:span text:style-name="Source_20_Text"><text:span text:style-name="T250">long</text:span></text:span><text:span text:style-name="Source_20_Text"><text:span text:style-name="T251"> expirationTime</text:span></text:span><text:span text:style-name="T246">)</text:span></text:p>
                      <text:p text:style-name="P81">And the registered user can share that password with any set of user and any registered user who will send the get request with the correct password, that user only can get the corresponding long url.</text:p>
                      <text:p text:style-name="P74"><text:span text:style-name="T260"><text:s text:c="8"/>Store the data of private user in different table and not in the same table as </text:span><text:span text:style-name="T261">encryptedTinyUrlPassword </text:span><text:span text:style-name="T260">will not be available for public users and if the data of public users is too large as compared to the data of private users, then it can save a lot of space.</text:span></text:p>
                    </text:list-item>
                    <text:list-item>
                      <text:p text:style-name="P74"><text:span text:style-name="T262">A user can create readPermissionUserSet: </text:span><text:span text:style-name="T259">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85"><text:span text:style-name="T246"><text:s text:c="8"/>tinyurlLongurlMapTable(tinyUrl, longUrl, </text:span><text:span text:style-name="T248">readPermissionUserSet</text:span><text:span text:style-name="Source_20_Text"><text:span text:style-name="T249">, </text:span></text:span><text:span text:style-name="Source_20_Text"><text:span text:style-name="T250">long</text:span></text:span><text:span text:style-name="Source_20_Text"><text:span text:style-name="T251"> expirationTime</text:span></text:span><text:span text:style-name="T246">)</text:span></text:p>
                      <text:p text:style-name="P82"><text:soft-page-break/>Now if any registerd user will ask for longUrl for any shortUrl through the readAPI, then we will first check that whether this user is permitted to read this tinyUrl or not.</text:p>
                      <text:p text:style-name="P75"><text:span text:style-name="T260"><text:s text:c="8"/>Store the data of private user in different table and not in the same table as </text:span><text:span text:style-name="T259">readPermissionUserSet </text:span><text:span text:style-name="T260">will not be available for public users and if the data of public users is too large as compared to the data of private users, then it can save a lot of space.</text:span></text:p>
                    </text:list-item>
                  </text:list>
                </text:list-item>
                <text:list-item>
                  <text:p text:style-name="P80"/>
                </text:list-item>
              </text:list>
            </text:list-item>
            <text:list-item>
              <text:p text:style-name="P77">Let us assume that your firm got famous and a new client came in, and the client is asking you for 10 Crore Hits per day. And your firm started charging in the following way:</text:p>
              <text:list>
                <text:list-item>
                  <text:p text:style-name="P77">First 10K Hits/day – Free</text:p>
                </text:list-item>
                <text:list-item>
                  <text:p text:style-name="P77">10K Hits/Day -- 1 Paise/Hit</text:p>
                </text:list-item>
              </text:list>
              <text:p text:style-name="P83"><text:span text:style-name="T242">Answer:</text:span><text:span text:style-name="T263">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78">Suppose the new client of above question demands tinyUrl update functionality also. To provide update functionality also, how the design will change?</text:p>
              <text:p text:style-name="P83"><text:span text:style-name="T243">Answer: </text:span><text:span text:style-name="T264">If we want to provide update functionality also for the registered users, then the write api will also connect to the cache service through LB and an update response will only be returned true if its value in DB will be changed and the stale cache value will be invalidated or deleted.</text:span></text:p>
            </text:list-item>
            <text:list-item>
              <text:p text:style-name="P83"/>
            </text:list-item>
          </text:list>
        </text:list-item>
      </text:list>
      <text:p text:style-name="P1"><text:span text:style-name="Source_20_Text"><text:span text:style-name="T207"/></text:span></text:p>
      <text:p text:style-name="P1"><text:span text:style-name="Source_20_Text"><text:span text:style-name="T207"/></text:span></text:p>
      <text:p text:style-name="P2"><text:span text:style-name="Source_20_Text"><text:span text:style-name="T152">Pastebin:</text:span></text:span></text:p>
      <text:list xml:id="list3202965771172261727" text:style-name="L2">
        <text:list-item>
          <text:p text:style-name="P86"><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86"><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1-20T21:33:51.419957238</dc:date>
    <meta:editing-duration>P23DT13H55M17S</meta:editing-duration>
    <meta:editing-cycles>1632</meta:editing-cycles>
    <meta:document-statistic meta:table-count="0" meta:image-count="0" meta:object-count="0" meta:page-count="8" meta:paragraph-count="240" meta:word-count="5350" meta:character-count="30481" meta:non-whitespace-character-count="25351"/>
  </office:meta>
</office:document-meta>
</file>